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6514" officeooo:paragraph-rsid="001b6514"/>
    </style:style>
    <style:style style:name="P2" style:family="paragraph" style:parent-style-name="Standard">
      <style:paragraph-properties fo:text-align="center" style:justify-single-word="false"/>
      <style:text-properties officeooo:rsid="001b6514" officeooo:paragraph-rsid="001b6514"/>
    </style:style>
    <style:style style:name="P3" style:family="paragraph" style:parent-style-name="Standard">
      <style:text-properties officeooo:rsid="001b6514" officeooo:paragraph-rsid="001ce083"/>
    </style:style>
    <style:style style:name="P4" style:family="paragraph" style:parent-style-name="Standard">
      <style:text-properties fo:font-style="italic" officeooo:rsid="001b6514" officeooo:paragraph-rsid="001b6514" style:font-style-asian="italic" style:font-style-complex="italic"/>
    </style:style>
    <style:style style:name="P5" style:family="paragraph" style:parent-style-name="Standard">
      <style:text-properties officeooo:rsid="001ce083" officeooo:paragraph-rsid="001ce083"/>
    </style:style>
    <style:style style:name="P6" style:family="paragraph" style:parent-style-name="Standard">
      <style:text-properties officeooo:rsid="001d136c" officeooo:paragraph-rsid="001d136c"/>
    </style:style>
    <style:style style:name="T1" style:family="text">
      <style:text-properties officeooo:rsid="001b6514"/>
    </style:style>
    <style:style style:name="T2" style:family="text">
      <style:text-properties officeooo:rsid="001ce083"/>
    </style:style>
    <style:style style:name="T3" style:family="text">
      <style:text-properties officeooo:rsid="001d136c"/>
    </style:style>
    <style:style style:name="T4" style:family="text">
      <style:text-properties style:text-position="sub 58%"/>
    </style:style>
    <style:style style:name="T5" style:family="text">
      <style:text-properties officeooo:rsid="001d2756"/>
    </style:style>
    <style:style style:name="T6" style:family="text">
      <style:text-properties officeooo:rsid="001dc8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D <text:span text:style-name="T1">with</text:span> Cubical Binary Codes</text:p>
      <text:p text:style-name="P2">by Sven Nilsen, 2020</text:p>
      <text:p text:style-name="P1"/>
      <text:p text:style-name="P4">In this paper I show how to encode the Propositional Logic interpretation of generalized AND for Answered Modal Logic, using the simplest Cubical Binary Codes that fits the modal set.</text:p>
      <text:p text:style-name="P1"/>
      <text:p text:style-name="P1">The generalized AND gate using the Propositional Logic interpretation of Answered Modal Logic can be encoded with Cubical Binary Codes as following:</text:p>
      <text:p text:style-name="P1"/>
      <text:p text:style-name="P1"><text:tab/>and(00, 00) = 00<text:span text:style-name="T5"><text:tab/><text:tab/>and(¬◇, ¬◇) = ¬◇</text:span></text:p>
      <text:p text:style-name="P1"><text:tab/>and(00, 01) = 00<text:span text:style-name="T5"><text:tab/><text:tab/>and(¬◇, □) = ¬◇</text:span></text:p>
      <text:p text:style-name="P1"><text:tab/>and(00, 10) = 00<text:span text:style-name="T5"><text:tab/><text:tab/>and(¬◇, ◇) = ¬◇</text:span></text:p>
      <text:p text:style-name="P1"><text:tab/>and(00, 11) = 00<text:span text:style-name="T5"><text:tab/><text:tab/>and(¬◇, ¬□) = ¬◇</text:span></text:p>
      <text:p text:style-name="P1"><text:tab/>and(01, 00) = 00<text:span text:style-name="T5"><text:tab/><text:tab/>and(□, ¬◇) = ¬◇</text:span></text:p>
      <text:p text:style-name="P1"><text:tab/>and(01, 01) = 01<text:span text:style-name="T5"><text:tab/><text:tab/>and(□, □) = □</text:span></text:p>
      <text:p text:style-name="P1"><text:tab/>and(01, 10) = 10<text:span text:style-name="T5"><text:tab/><text:tab/>and(□, ◇) = ◇</text:span></text:p>
      <text:p text:style-name="P1"><text:tab/>and(01, 11) = <text:span text:style-name="T2">11<text:tab/><text:tab/>and(□, ¬□) = ¬□</text:span></text:p>
      <text:p text:style-name="P5"><text:tab/>and(10, 00) = 00<text:span text:style-name="T5"><text:tab/><text:tab/>and(◇, ¬◇) = ¬◇</text:span></text:p>
      <text:p text:style-name="P5"><text:tab/>and(10, 01) = 10<text:span text:style-name="T5"><text:tab/><text:tab/>and(◇, □) = ◇</text:span></text:p>
      <text:p text:style-name="P5"><text:tab/>and(10, 10) = 10<text:span text:style-name="T5"><text:tab/><text:tab/>and(◇, ◇) = ◇</text:span></text:p>
      <text:p text:style-name="P5"><text:tab/>and(10, 11) = 10<text:span text:style-name="T5"><text:tab/><text:tab/>and(◇, ¬□) = ◇</text:span></text:p>
      <text:p text:style-name="P5"><text:tab/>and(11, 00) = 00<text:span text:style-name="T5"><text:tab/><text:tab/>and(¬□, ¬◇) = ¬◇</text:span></text:p>
      <text:p text:style-name="P5"><text:tab/>and(11, 01) = 11<text:span text:style-name="T5"><text:tab/><text:tab/>and(¬□, □) = ¬□</text:span></text:p>
      <text:p text:style-name="P5"><text:tab/>and(11, 10) = 10<text:span text:style-name="T5"><text:tab/><text:tab/>and(¬□, ◇) = ◇</text:span></text:p>
      <text:p text:style-name="P5"><text:tab/>and(11, 11) = 11<text:span text:style-name="T5"><text:tab/><text:tab/>and(¬□, ¬□) = ¬□</text:span></text:p>
      <text:p text:style-name="P5"/>
      <text:p text:style-name="P6">For the right-most bit, one can use logical AND:</text:p>
      <text:p text:style-name="P5"/>
      <text:p text:style-name="P3"><text:tab/>and(<text:span text:style-name="T3">?</text:span>0, <text:span text:style-name="T3">?</text:span>0) = <text:span text:style-name="T6">?</text:span>0</text:p>
      <text:p text:style-name="P3"><text:tab/>and(<text:span text:style-name="T3">?</text:span>0, <text:span text:style-name="T3">?</text:span>1) = <text:span text:style-name="T6">?</text:span>0</text:p>
      <text:p text:style-name="P3"><text:tab/>and(<text:span text:style-name="T3">?</text:span>1, <text:span text:style-name="T3">?</text:span>0) = <text:span text:style-name="T6">?</text:span>0</text:p>
      <text:p text:style-name="P3"><text:tab/>and(<text:span text:style-name="T3">?</text:span>1, <text:span text:style-name="T3">?</text:span>1) = <text:span text:style-name="T6">?</text:span>1</text:p>
      <text:p text:style-name="P5"/>
      <text:p text:style-name="P6">For the left-most bit, one can use `and(a<text:span text:style-name="T4">l</text:span>, b<text:span text:style-name="T4">l</text:span>) ∨ and(a<text:span text:style-name="T4">l</text:span>, b<text:span text:style-name="T4">r</text:span>) ∨ and(a<text:span text:style-name="T4">r</text:span>, b<text:span text:style-name="T4">l</text:span>)`:</text:p>
      <text:p text:style-name="P5"/>
      <text:p text:style-name="P3"><text:tab/>and(0<text:span text:style-name="T3">?</text:span>, 0<text:span text:style-name="T3">?</text:span>) = 0<text:span text:style-name="T6">?</text:span></text:p>
      <text:p text:style-name="P3"><text:tab/>and(00, 10) = 0<text:span text:style-name="T6">?</text:span></text:p>
      <text:p text:style-name="P3"><text:tab/>and(00, 11) = 0<text:span text:style-name="T6">?</text:span></text:p>
      <text:p text:style-name="P3"><text:tab/>and(01, 10) = 1<text:span text:style-name="T6">?</text:span></text:p>
      <text:p text:style-name="P3"><text:tab/>and(01, 11) = <text:span text:style-name="T2">1?</text:span></text:p>
      <text:p text:style-name="P5"><text:tab/>and(10, 00) = 0<text:span text:style-name="T6">?</text:span></text:p>
      <text:p text:style-name="P5"><text:tab/>and(10, 01) = 1<text:span text:style-name="T6">?</text:span></text:p>
      <text:p text:style-name="P5"><text:tab/>and(11, 00) = 0<text:span text:style-name="T6">?</text:span></text:p>
      <text:p text:style-name="P5"><text:tab/>and(11, 01) = 1<text:span text:style-name="T6">?</text:span></text:p>
      <text:p text:style-name="P5"><text:tab/>and(1<text:span text:style-name="T3">?</text:span>, 1<text:span text:style-name="T3">?</text:span>) = 1<text:span text:style-name="T6">?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2:52:06.233762000</meta:creation-date>
    <dc:date>2020-07-19T13:39:52.383800000</dc:date>
    <meta:editing-duration>PT4M44S</meta:editing-duration>
    <meta:editing-cycles>1</meta:editing-cycles>
    <meta:document-statistic meta:table-count="0" meta:image-count="0" meta:object-count="0" meta:page-count="1" meta:paragraph-count="36" meta:word-count="269" meta:character-count="1281" meta:non-whitespace-character-count="1002"/>
    <meta:generator>LibreOffice/5.1.2.2$MacOSX_X86_64 LibreOffice_project/d3bf12ecb743fc0d20e0be0c58ca359301eb705f</meta:generator>
  </office:meta>
</office:document-meta>
</file>